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232" officeooo:paragraph-rsid="0004223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2232" officeooo:paragraph-rsid="00042232" style:font-weight-asian="bold" style:font-weight-complex="bold"/>
    </style:style>
    <style:style style:name="T1" style:family="text">
      <style:text-properties officeooo:rsid="00047d45"/>
    </style:style>
    <style:style style:name="T2" style:family="text">
      <style:text-properties officeooo:rsid="00052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earning Diary Exercise 2.3</text:p>
      <text:p text:style-name="P2"/>
      <text:p text:style-name="P1">1. How long did you work on the exercise (in minutes or hours)</text:p>
      <text:p text:style-name="P1"/>
      <text:p text:style-name="P1">It took me around six hours.</text:p>
      <text:p text:style-name="P1"/>
      <text:p text:style-name="P1">2. Describe the approach of your solution. Discuss aspects such as the network operations, error</text:p>
      <text:p text:style-name="P1">handling, overall design</text:p>
      <text:p text:style-name="P1"/>
      <text:p text:style-name="P1">I started by making connection with the test server first. Then I read the message that the server send me if it is “MORE” Then I start creating a server socket t<text:span text:style-name="T1">hat listen to the local address of my machine after I sent my local address to the test server in while loop</text:span> until the OK occurs <text:span text:style-name="T1">that will stop the program</text:span>.<text:span text:style-name="T2">The program works fine.</text:span></text:p>
      <text:p text:style-name="P1"/>
      <text:p text:style-name="P1">3. Did you have any failures or problems before successful solution? Discuss (your analysis) of the</text:p>
      <text:p text:style-name="P1">reasons of problems, and how you fixed them</text:p>
      <text:p text:style-name="P1"/>
      <text:p text:style-name="P1">1) I had problem with the port number since it was sending error message “port in use” due to not incrementing the port number.</text:p>
      <text:p text:style-name="P1">2) My writing to the socket was failing because I was putting the wrong size of the buffer </text:p>
      <text:p text:style-name="P1">3)I forgot to initialize the memory after each exit of loop that was giving me some unespected error </text:p>
      <text:p text:style-name="P1"/>
      <text:p text:style-name="P1">4. Did you learn anything? (or did you know it already? or did you not understand what were you</text:p>
      <text:p text:style-name="P1">supposed to learn?)</text:p>
      <text:p text:style-name="P1"/>
      <text:p text:style-name="P1">I learnt how to work with client and server at the same time . I did not know this previously.</text:p>
      <text:p text:style-name="P1"/>
      <text:p text:style-name="P1">5. Give feedback about exercise and related material. Is there something that could be improved?</text:p>
      <text:p text:style-name="P1"/>
      <text:p text:style-name="P1">The material is enough and the example help to solve this assignment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02:22:29.716751326</meta:creation-date>
    <dc:date>2016-02-09T02:42:04.259833586</dc:date>
    <meta:editing-duration>PT4M2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260" meta:character-count="1423" meta:non-whitespace-character-count="1167"/>
  </office:meta>
</office:document-meta>
</file>